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text-properties fo:font-weight="bold" officeooo:rsid="0000f16a" officeooo:paragraph-rsid="0000f16a" style:font-weight-asian="bold" style:font-weight-complex="bold"/>
    </style:style>
    <style:style style:name="P2" style:family="paragraph" style:parent-style-name="Standard">
      <style:text-properties officeooo:rsid="0000f16a" officeooo:paragraph-rsid="0000f16a"/>
    </style:style>
    <style:style style:name="P3" style:family="paragraph" style:parent-style-name="Standard">
      <style:text-properties fo:font-weight="bold" officeooo:rsid="0000f16a" officeooo:paragraph-rsid="0000f16a" style:font-weight-asian="bold" style:font-weight-complex="bold"/>
    </style:style>
    <style:style style:name="P4" style:family="paragraph" style:parent-style-name="Text_20_body">
      <style:text-properties style:text-underline-style="solid" style:text-underline-width="auto" style:text-underline-color="font-color"/>
    </style:style>
    <style:style style:name="P5" style:family="paragraph" style:parent-style-name="Text_20_body">
      <style:paragraph-properties style:writing-mode="lr-tb"/>
    </style:style>
    <style:style style:name="P6" style:family="paragraph" style:parent-style-name="Text_20_body">
      <style:paragraph-properties fo:text-align="start" style:justify-single-word="false" style:writing-mode="lr-tb"/>
    </style:style>
    <style:style style:name="P7" style:family="paragraph" style:parent-style-name="Standard">
      <style:text-properties fo:font-weight="normal" officeooo:rsid="00041fc6" officeooo:paragraph-rsid="00041fc6" style:font-weight-asian="normal" style:font-weight-complex="normal"/>
    </style:style>
    <style:style style:name="P8" style:family="paragraph" style:parent-style-name="Standard">
      <style:text-properties fo:font-weight="normal" officeooo:rsid="00074d94" officeooo:paragraph-rsid="00074d94" style:font-weight-asian="normal" style:font-weight-complex="normal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ext_20_body">
      <style:text-properties fo:font-weight="bold" officeooo:rsid="0000f16a" officeooo:paragraph-rsid="0000f16a" style:font-weight-asian="bold" style:font-weight-complex="bold"/>
    </style:style>
    <style:style style:name="P13" style:family="paragraph" style:parent-style-name="Text_20_body">
      <style:text-properties fo:font-weight="normal" officeooo:paragraph-rsid="000372a8" style:font-weight-asian="normal" style:font-weight-complex="normal"/>
    </style:style>
    <style:style style:name="P14" style:family="paragraph" style:parent-style-name="Text_20_body">
      <style:text-properties fo:font-weight="normal" officeooo:rsid="00041fc6" officeooo:paragraph-rsid="00041fc6" style:font-weight-asian="normal" style:font-weight-complex="normal"/>
    </style:style>
    <style:style style:name="P15" style:family="paragraph" style:parent-style-name="Text_20_body">
      <style:text-properties fo:font-weight="normal" officeooo:rsid="00060144" officeooo:paragraph-rsid="00060144" style:font-weight-asian="normal" style:font-weight-complex="normal"/>
    </style:style>
    <style:style style:name="P16" style:family="paragraph" style:parent-style-name="Text_20_body">
      <style:text-properties fo:font-weight="normal" officeooo:rsid="00094a7a" officeooo:paragraph-rsid="00094a7a" style:font-weight-asian="normal" style:font-weight-complex="normal"/>
    </style:style>
    <style:style style:name="P17" style:family="paragraph" style:parent-style-name="Text_20_body">
      <style:text-properties officeooo:rsid="00094a7a" officeooo:paragraph-rsid="00094a7a"/>
    </style:style>
    <style:style style:name="P18" style:family="paragraph" style:parent-style-name="Text_20_body">
      <style:text-properties style:text-underline-style="solid" style:text-underline-width="auto" style:text-underline-color="font-color"/>
    </style:style>
    <style:style style:name="P19" style:family="paragraph" style:parent-style-name="Text_20_body" style:list-style-name="L1">
      <style:paragraph-properties fo:margin-top="0cm" fo:margin-bottom="0cm" loext:contextual-spacing="false"/>
    </style:style>
    <style:style style:name="P20" style:family="paragraph" style:parent-style-name="Text_20_body" style:list-style-name="L2">
      <style:paragraph-properties fo:margin-top="0cm" fo:margin-bottom="0cm" loext:contextual-spacing="false"/>
    </style:style>
    <style:style style:name="P21" style:family="paragraph" style:parent-style-name="Text_20_body">
      <style:paragraph-properties fo:text-align="start" style:justify-single-word="false" style:writing-mode="lr-tb"/>
      <style:text-properties officeooo:rsid="000249d9" officeooo:paragraph-rsid="000249d9"/>
    </style:style>
    <style:style style:name="P22" style:family="paragraph" style:parent-style-name="Text_20_body">
      <style:paragraph-properties fo:text-align="start" style:justify-single-word="false" style:writing-mode="lr-tb"/>
      <style:text-properties officeooo:rsid="000372a8" officeooo:paragraph-rsid="000372a8"/>
    </style:style>
    <style:style style:name="P23" style:family="paragraph" style:parent-style-name="Text_20_body">
      <style:paragraph-properties fo:text-align="start" style:justify-single-word="false" style:writing-mode="lr-tb"/>
      <style:text-properties officeooo:rsid="000372a8" officeooo:paragraph-rsid="00041fc6"/>
    </style:style>
    <style:style style:name="P24" style:family="paragraph" style:parent-style-name="Text_20_body">
      <style:paragraph-properties fo:text-align="start" style:justify-single-word="false" style:writing-mode="lr-tb"/>
      <style:text-properties officeooo:rsid="00041fc6" officeooo:paragraph-rsid="00041fc6"/>
    </style:style>
    <style:style style:name="P25" style:family="paragraph" style:parent-style-name="Text_20_body">
      <style:paragraph-properties style:writing-mode="lr-tb"/>
      <style:text-properties fo:font-weight="bold" style:font-weight-asian="bold" style:font-weight-complex="bold"/>
    </style:style>
    <style:style style:name="P26" style:family="paragraph" style:parent-style-name="Text_20_body">
      <style:paragraph-properties fo:text-align="start" style:justify-single-word="false" style:writing-mode="lr-tb"/>
      <style:text-properties fo:font-weight="bold" style:font-weight-asian="bold" style:font-weight-complex="bold"/>
    </style:style>
    <style:style style:name="P27" style:family="paragraph" style:parent-style-name="Text_20_body">
      <style:paragraph-properties style:writing-mode="lr-tb"/>
      <style:text-properties fo:font-weight="normal" officeooo:rsid="00060144" officeooo:paragraph-rsid="00060144" style:font-weight-asian="normal" style:font-weight-complex="normal"/>
    </style:style>
    <style:style style:name="P28" style:family="paragraph" style:parent-style-name="Text_20_body">
      <style:paragraph-properties style:writing-mode="lr-tb"/>
      <style:text-properties fo:font-weight="normal" officeooo:rsid="00074d94" officeooo:paragraph-rsid="00074d94" style:font-weight-asian="normal" style:font-weight-complex="normal"/>
    </style:style>
    <style:style style:name="P29" style:family="paragraph" style:parent-style-name="Text_20_body">
      <style:paragraph-properties fo:text-align="start" style:justify-single-word="false" style:writing-mode="lr-tb"/>
      <style:text-properties officeooo:rsid="00094a7a" officeooo:paragraph-rsid="00094a7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372a8"/>
    </style:style>
    <style:style style:name="T3" style:family="text">
      <style:text-properties officeooo:rsid="00041fc6"/>
    </style:style>
    <style:style style:name="T4" style:family="text">
      <style:text-properties officeooo:rsid="00074d94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<text:span text:style-name="Strong_20_Emphasis">Question 1 - Dataset Exploration (25pts)</text:span></text:h>
      <text:p text:style-name="Text_20_body"><text:span text:style-name="Strong_20_Emphasis">Explore the data</text:span> with a tool of your choice (Python, R, Java, MATLAB, Excel, etc. -- whichever you are most comfortable with). </text:p>
      <text:p text:style-name="Text_20_body">Report your findings on the type of data you found and interesting insights on data properties (like statistical moments, distributions, correlations etc.). Include figures where appropriate. </text:p>
      <text:p text:style-name="Text_20_body">Report on <text:span text:style-name="Strong_20_Emphasis">potential ethical issues</text:span> you find with the data and how you would address these issues.</text:p>
      <text:p text:style-name="Text_20_body">Write up your findings in a <text:span text:style-name="Strong_20_Emphasis">one-page PDF document</text:span> and <text:span text:style-name="Strong_20_Emphasis">submit this PDF as answer</text:span>. No content exceeding the first page will be taken into consideration for grading!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<text:soft-page-break/><text:span text:style-name="Strong_20_Emphasis">Question 2 - Hypothesis 1 (25pts)</text:span></text:h>
      <text:p text:style-name="P6">Formulate a hypothesis that can be answered with the data available in the ml-100k data set. Chose a <text:span text:style-name="Strong_20_Emphasis">classification task</text:span>, i.e. select a nominal variable as dependent variable.</text:p>
      <text:list xml:id="list1179471843" text:style-name="L1">
        <text:list-item>
          <text:p text:style-name="P19">Clearly indicate what the <text:span text:style-name="Strong_20_Emphasis">independent and dependent variable</text:span> is</text:p>
        </text:list-item>
        <text:list-item>
          <text:p text:style-name="P19">Describe the <text:span text:style-name="Strong_20_Emphasis">control conditions</text:span></text:p>
        </text:list-item>
        <text:list-item>
          <text:p text:style-name="P19">Which <text:span text:style-name="Strong_20_Emphasis">performance indicator</text:span> (or which type of performance criteria) you deem effective to compare the different conditions</text:p>
        </text:list-item>
        <text:list-item>
          <text:p text:style-name="P19">Given the scale type of the dependent variable, what might be a <text:span text:style-name="Strong_20_Emphasis">suitable strategy to build a prediction model</text:span>, i.e., what type of method/algorithm is appropriate to model data of this type</text:p>
        </text:list-item>
        <text:list-item>
          <text:p text:style-name="P9">How you would prepare the data/design the experiment to <text:span text:style-name="Strong_20_Emphasis">simulate real-world performance conditions</text:span>?</text:p>
        </text:list-item>
      </text:list>
      <text:p text:style-name="Text_20_body"><text:span text:style-name="T1">Do not repeat the example from the lecture! </text:span>(Hint: there are many ways to phrase other hypotheses, e.g., by choosing alternative target variables and/or subsets of attributes)</text:p>
      <text:p text:style-name="P12"><text:bookmark text:name="yui_3_17_2_1_1604432288148_1915"/>Hypothesis:</text:p>
      <text:p text:style-name="P13"><text:span text:style-name="T3">1) to classifier the occupation with all the different classes form how they rate and classifire the movies.</text:span></text:p>
      <text:p text:style-name="P14">2) to classifire the gender how they rate the movies</text:p>
      <text:p text:style-name="P26"><text:bookmark text:name="yui_3_17_2_1_1604432288148_1916"/>Independent Variable:</text:p>
      <text:p text:style-name="P22"><text:span text:style-name="T3">1) </text:span>column occupation</text:p>
      <text:p text:style-name="P24">2) column sex </text:p>
      <text:p text:style-name="P26"><text:bookmark text:name="yui_3_17_2_1_1604432288148_1917"/>Dependent Variable:</text:p>
      <text:p text:style-name="P22"><text:span text:style-name="T3">1) </text:span>the different calsses of the movies, the age of the user and its gender</text:p>
      <text:p text:style-name="P24">2) <text:s/><text:span text:style-name="T2">the different calsses of the movies</text:span></text:p>
      <text:p text:style-name="P26"><text:bookmark text:name="yui_3_17_2_1_1604432288148_1918"/>Control:</text:p>
      <text:p text:style-name="P26"><text:bookmark text:name="yui_3_17_2_1_1604432288148_1919"/>Performance Indicator:</text:p>
      <text:p text:style-name="P23"><text:span text:style-name="T3">1) </text:span>accurity score,</text:p>
      <text:p text:style-name="P23"><text:span text:style-name="T3">2)F1 error false positiv,…..</text:span></text:p>
      <text:p text:style-name="P26"><text:bookmark text:name="yui_3_17_2_1_1604432288148_1920"/>Prediction Model:</text:p>
      <text:p text:style-name="P21"><text:span text:style-name="T3">1), 2) </text:span>MLP (multi layer persepton), randomForrest calssification</text:p>
      <text:p text:style-name="P26"><text:bookmark text:name="yui_3_17_2_1_1604432288148_1921"/>Simulating Real-world Conditions:</text:p>
      <text:p text:style-name="P7">1) The number of columns are not that high so we have to to use a reduction on that like k-best method. For a MLP the data should be scaled with for example a satndard scaler. Then Test train split with a given percentage.</text:p>
      <text:p text:style-name="P3"/>
      <text:h text:style-name="P1" text:outline-level="4"><text:soft-page-break/><text:span text:style-name="Strong_20_Emphasis">Question 3 - Hypothesis 2 (25pts)</text:span></text:h>
      <text:p text:style-name="P5">Formulate a hypothesis that can be answered with the data available in the ml-100k data set. Chose a <text:span text:style-name="Strong_20_Emphasis">regression task</text:span>, i.e. select a variable with at least ordinal scale type as dependent variable.</text:p>
      <text:list xml:id="list2060752495" text:style-name="L2">
        <text:list-item>
          <text:p text:style-name="P20">Clearly indicate what the <text:span text:style-name="Strong_20_Emphasis">independent and dependent variable</text:span> is</text:p>
        </text:list-item>
        <text:list-item>
          <text:p text:style-name="P20">Describe the <text:span text:style-name="Strong_20_Emphasis">control conditions</text:span></text:p>
        </text:list-item>
        <text:list-item>
          <text:p text:style-name="P20">Which <text:span text:style-name="Strong_20_Emphasis">performance indicator</text:span> (or which type of performance criteria) you deem effective to compare the different conditions</text:p>
        </text:list-item>
        <text:list-item>
          <text:p text:style-name="P20">Given the scale type of the dependent variable, what might be a<text:span text:style-name="Strong_20_Emphasis"> suitable strategy to build a prediction model</text:span>, i.e., what type of method/algorithm is appropriate to model data of this type</text:p>
        </text:list-item>
        <text:list-item>
          <text:p text:style-name="P10">How you would prepare the data/design the experiment to <text:span text:style-name="Strong_20_Emphasis">simulate real-world performance conditions</text:span>? </text:p>
        </text:list-item>
      </text:list>
      <text:p text:style-name="P4">Do not repeat the example from the lecture or a trivial variation of Hypothesis 1!</text:p>
      <text:p text:style-name="P4"/>
      <text:p text:style-name="P12"><text:bookmark text:name="yui_3_17_2_1_1604432288148_2008"/>Hypothesis:</text:p>
      <text:p text:style-name="P15">to predict the rating of the movie(1-5) with the users age, their gender, and how they rate the movie itselfe.</text:p>
      <text:p text:style-name="P25"><text:bookmark text:name="yui_3_17_2_1_1604432288148_2009"/>Independent Variable:</text:p>
      <text:p text:style-name="P27">rating column</text:p>
      <text:p text:style-name="P25"><text:bookmark text:name="yui_3_17_2_1_1604432288148_2010"/>Dependent Variable:</text:p>
      <text:p text:style-name="P27">gender, and how they rate the movie</text:p>
      <text:p text:style-name="P25"><text:bookmark text:name="yui_3_17_2_1_1604432288148_2011"/>Control:</text:p>
      <text:p text:style-name="P25"><text:bookmark text:name="yui_3_17_2_1_1604432288148_2012"/>Performance Indicator:</text:p>
      <text:p text:style-name="P27">RMSE, accurate score, <text:span text:style-name="T4">R2</text:span></text:p>
      <text:p text:style-name="P25"><text:bookmark text:name="yui_3_17_2_1_1604432288148_2013"/>Prediction Model:</text:p>
      <text:p text:style-name="P28">Lasso Regression, linear regression, randomForrest, </text:p>
      <text:p text:style-name="P25"><text:bookmark text:name="yui_3_17_2_1_1604432288148_2014"/>Simulating Real-world Conditions:</text:p>
      <text:p text:style-name="P8">for the two linear regressors (lasso and linear regression) pick the colomns with the most linear dependece out. Scale the data with a scaler (standard, minmax,…)</text:p>
      <text:p text:style-name="P8">split it in a validation and trainings set</text:p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" text:outline-level="4"><text:soft-page-break/><text:span text:style-name="Strong_20_Emphasis">Question 4 - Data Collection (25pts)</text:span></text:h>
      <text:p text:style-name="P6">Formulate a hypothesis that can *<text:span text:style-name="Strong_20_Emphasis">not* </text:span>be answered with the data available in the ml-100k data set as is. Describe a possible strategy to obtain the data needed and possible problems (including ethical issues)</text:p>
      <text:p text:style-name="P12"><text:bookmark text:name="yui_3_17_2_1_1604432288148_2088"/>Hypothesis:</text:p>
      <text:p text:style-name="P16">1) to predict the dates where the video of the movies came out.</text:p>
      <text:p text:style-name="P26"><text:bookmark text:name="yui_3_17_2_1_1604432288148_2089"/>I<text:bookmark text:name="yui_3_17_2_1_1604432288148_2090"/>ndependent Variable:</text:p>
      <text:p text:style-name="P29">movie_video_date</text:p>
      <text:p text:style-name="P25"><text:bookmark text:name="yui_3_17_2_1_1604432288148_2091"/>Dependent Variable:</text:p>
      <text:p text:style-name="P11"><text:bookmark text:name="yui_3_17_2_1_1604432288148_2092"/>Data Missing and Strategy for Data Collection:</text:p>
      <text:p text:style-name="P17">look in the internet to search them </text:p>
      <text:p text:style-name="P11">Possible Issues:</text:p>
      <text:p text:style-name="P17">not that easy to find all because of the number of differetn movies.</text:p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03T20:38:23.810772325</meta:creation-date>
    <dc:date>2020-11-04T09:49:50.596776183</dc:date>
    <meta:editing-duration>PT24M19S</meta:editing-duration>
    <meta:editing-cycles>6</meta:editing-cycles>
    <meta:generator>LibreOffice/6.3.5.2$Linux_X86_64 LibreOffice_project/30$Build-2</meta:generator>
    <meta:document-statistic meta:table-count="0" meta:image-count="0" meta:object-count="0" meta:page-count="4" meta:paragraph-count="63" meta:word-count="675" meta:character-count="4208" meta:non-whitespace-character-count="3599"/>
  </office:meta>
</office:document-meta>
</file>